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tr</text:p>
          </table:table-cell>
          <table:table-cell office:value-type="string">
            <text:p>Not ekl~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tr</text:p>
          </table:table-cell>
          <table:table-cell office:value-type="string">
            <text:p>Doğal sıralamayı etki~nleştir</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tr</text:p>
          </table:table-cell>
          <table:table-cell office:value-type="string">
            <text:p>~Grafik Kaydet...</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tr</text:p>
          </table:table-cell>
          <table:table-cell office:value-type="string">
            <text:p>\&lt;bookmark_value\&gt;sıralama; veritabanı aralıkları için seçenekler\&lt;/bookmark_value\&gt;\&lt;bookmark_value\&gt;sıralama;Asya dilleri\&lt;/bookmark_value\&gt;\&lt;bookmark_value\&gt;Asya dilleri;sıralama\&lt;/bookmark_value\&gt;\&lt;bookmark_value\&gt;telefon defteri sıralama kuralları\&lt;/bookmark_value\&gt;\&lt;bookmark_value\&gt;doğal sıralama algoritması\&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tr</text:p>
          </table:table-cell>
          <table:table-cell office:value-type="string">
            <text:p>Doğal sıralamayı etkinleştir</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tr</text:p>
          </table:table-cell>
          <table:table-cell office:value-type="string">
            <text:p>\&lt;ahelp hid=\"SC:CHECKBOX:RID_SCPAGE_SORT_OPTIONS:BTN_NATURALSORT\"\&gt;Doğal sıralama, önünde yazı bulunan sayıları geleneksel şekilde düz yazıymış gibi sıralamak yerine, sıralanan her sayının içindeki sayısal ögenin değerine göre sıralayan bir sıralama algoritmasıdır.\&lt;/ahelp\&gt; Mesela, A1, A2, A3, ..., A19, A20, A21 gibi bir değer diziniz olduğunu varsayalım. Bu değerleri bir hücre aralığına yerleştirip sıralama yaptırdığınız zaman bu dizi A1, A11, A12, A13, ..., A19, A2, A21, A3, A4, A5, ..., A9 şeklinde sıralanacaktır. Bunun altında yatan sıralama mekanizmasını bilenler için bu sıralama şekli bir anlam ifade etse de insanların çoğuna garip yada kullanışsız görünecektir. Doğal sıralama özelliği etkinleştirildiğinde, yukarıdaki örnekte yeralan türden değerler "düzgün" şekilde sıralanacak ve bu da genel olarak sıralama işlemlerinin işe yararlığını artıracaktır.</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tr</text:p>
          </table:table-cell>
          <table:table-cell office:value-type="string">
            <text:p>Donatı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tr</text:p>
          </table:table-cell>
          <table:table-cell office:value-type="string">
            <text:p>Çeşitli Galeriler, Şablonlar, Örnek belgeler ve Yazıtipleri içeren yararlı %PRODUCTNAME donatıları.</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Ga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PRODUCTNAME Galerisi'nde çeşitli konularda 2900'den fazla bileşen bulunmaktadı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Şablon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Belge şablonlarını kullanarak bir kaç saniye içinde kusursuz belgeler oluşturu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 öğrenmek için iyidi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PRODUCTNAME 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Rekl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PRODUCTNAME reklam malzem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PRODUCTNAME ve diğer uygulamalar için ek 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Al</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desteği</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ullanıcı el kitabı</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t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tr</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tr</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tr</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tr</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tr</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tr</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tr</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tr</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t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tr</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t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tr</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tr</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t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tr</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tr</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tr</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tr</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tr</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t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tr</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tr</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tr</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t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t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t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t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tr</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t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tr</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t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tr</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t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t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2:4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9:04</meta:creation-date>
    <dc:creator>AgentK</dc:creator>
    <dc:date>2008-03-16T08:22:46</dc:date>
    <meta:editing-cycles>3</meta:editing-cycles>
    <meta:editing-duration>PT1M41S</meta:editing-duration>
    <meta:user-defined meta:name="Info 1"/>
    <meta:user-defined meta:name="Info 2"/>
    <meta:user-defined meta:name="Info 3"/>
    <meta:user-defined meta:name="Info 4"/>
    <meta:document-statistic meta:table-count="1" meta:cell-count="1636"/>
  </office:meta>
</office:document-meta>
</file>